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e8ec1"/>
    </style:style>
    <style:style style:name="T2" style:family="text">
      <style:text-properties officeooo:rsid="001f61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12"/>Analyze Portfolio: <text:s text:c="53"/></text:p>
      <text:p text:style-name="Standard"><text:s text:c="12"/>--------------------------------------------------------------------- </text:p>
      <text:p text:style-name="Standard"><text:s text:c="12"/>Beta : 0.972 <text:tab/> Alpha: 0.00<text:span text:style-name="T1">4</text:span> <text:tab/> \ </text:p>
      <text:p text:style-name="Standard"><text:s text:c="12"/>Sharpe: 0.<text:span text:style-name="T1">6</text:span><text:span text:style-name="T2">1</text:span> <text:tab/> Sortino: 0.<text:span text:style-name="T2">822</text:span></text:p>
      <text:p text:style-name="Standard"><text:s text:c="12"/>--------------------------------------------------------------------- </text:p>
      <text:p text:style-name="Standard"><text:s text:c="12"/>VaR : 0.042 <text:tab/> cVaR: 0.078 <text:tab/> \ </text:p>
      <text:p text:style-name="Standard"><text:s text:c="12"/>VaR/cVaR: 1.875 <text:tab/> Drawdown: 0.308</text:p>
      <text:p text:style-name="Standard"><text:s text:c="12"/>--------------------------------------------------------------------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1:05:48.955000000</meta:creation-date>
    <dc:date>2024-06-07T15:47:28.849000000</dc:date>
    <meta:editing-duration>PT5M8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8" meta:word-count="25" meta:character-count="502" meta:non-whitespace-character-count="318"/>
  </office:meta>
</office:document-meta>
</file>